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634cm" svg:height="3.871cm" svg:x="2.5cm" svg:y="2.471cm">
          <draw:text-box>
            <text:p>7年级人教版英语上册</text:p>
            <text:p/>
            <text:p><text:span text:style-name="T1">Starter Unit 1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M45S</meta:editing-duration>
    <meta:editing-cycles>3</meta:editing-cycles>
    <meta:generator>OpenOffice/4.1.15$Win32 OpenOffice.org_project/4115m2$Build-9813</meta:generator>
    <dc:date>2025-10-30T14:38:13.69</dc:date>
    <dc:creator>Eric Zhang</dc:creator>
    <meta:document-statistic meta:object-count="24"/>
  </office:meta>
</office:document-meta>
</file>